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b5fc" officeooo:paragraph-rsid="0000b5fc"/>
    </style:style>
    <style:style style:name="P2" style:family="paragraph" style:parent-style-name="Standard">
      <style:text-properties fo:language="de" fo:country="DE" officeooo:rsid="0001bcc0" officeooo:paragraph-rsid="0001bcc0"/>
    </style:style>
    <style:style style:name="P3" style:family="paragraph" style:parent-style-name="Standard">
      <style:text-properties fo:language="de" fo:country="DE" officeooo:rsid="0006bc6a" officeooo:paragraph-rsid="0006bc6a"/>
    </style:style>
    <style:style style:name="P4" style:family="paragraph" style:parent-style-name="Standard">
      <style:text-properties fo:language="de" fo:country="DE" officeooo:rsid="0006bd93" officeooo:paragraph-rsid="0006bd93"/>
    </style:style>
    <style:style style:name="P5" style:family="paragraph" style:parent-style-name="Standard">
      <style:text-properties fo:language="de" fo:country="DE" officeooo:rsid="0006dcb5" officeooo:paragraph-rsid="0006dcb5"/>
    </style:style>
    <style:style style:name="P6" style:family="paragraph" style:parent-style-name="Standard">
      <style:text-properties fo:language="de" fo:country="DE" officeooo:rsid="000787f4" officeooo:paragraph-rsid="000787f4"/>
    </style:style>
    <style:style style:name="P7" style:family="paragraph" style:parent-style-name="Standard">
      <style:text-properties fo:language="de" fo:country="DE" officeooo:rsid="000b4217" officeooo:paragraph-rsid="000b4217"/>
    </style:style>
    <style:style style:name="P8" style:family="paragraph" style:parent-style-name="Standard">
      <style:text-properties fo:language="de" fo:country="DE" officeooo:rsid="000cd978" officeooo:paragraph-rsid="000cd978"/>
    </style:style>
    <style:style style:name="P9" style:family="paragraph" style:parent-style-name="Standard">
      <style:text-properties fo:language="de" fo:country="DE" officeooo:rsid="00051c91" officeooo:paragraph-rsid="00051c91"/>
    </style:style>
    <style:style style:name="P10" style:family="paragraph" style:parent-style-name="Standard">
      <style:text-properties fo:language="de" fo:country="DE" officeooo:rsid="001196cd" officeooo:paragraph-rsid="001196cd"/>
    </style:style>
    <style:style style:name="P11" style:family="paragraph" style:parent-style-name="Standard">
      <style:text-properties fo:language="de" fo:country="DE" officeooo:rsid="0011a4d4" officeooo:paragraph-rsid="0011a4d4"/>
    </style:style>
    <style:style style:name="T1" style:family="text">
      <style:text-properties officeooo:rsid="000255e6"/>
    </style:style>
    <style:style style:name="T2" style:family="text">
      <style:text-properties officeooo:rsid="000b4217"/>
    </style:style>
    <style:style style:name="T3" style:family="text">
      <style:text-properties officeooo:rsid="000e584f"/>
    </style:style>
    <style:style style:name="T4" style:family="text">
      <style:text-properties officeooo:rsid="0012d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hältniswahlrecht → da Kaiserreich</text:p>
      <text:p text:style-name="P1">Keine Parteien in der Verfassung</text:p>
      <text:p text:style-name="P1">Keine 5% Regel</text:p>
      <text:p text:style-name="P1"/>
      <text:p text:style-name="P2">SPD, DDP DVP (Liberal), <text:span text:style-name="T1">Konservativ DNVP, Zentrum</text:span></text:p>
      <text:p text:style-name="P9">Weimarer Koalition → SPD, Zentrum, DDP</text:p>
      <text:p text:style-name="P10">konnten sich nicht einigen</text:p>
      <text:p text:style-name="P3">Konnten mehrheit nicht halten </text:p>
      <text:p text:style-name="P3">Geldentwertung → Rechtsruck</text:p>
      <text:p text:style-name="P4">Ebert verstorben → Hindenburg</text:p>
      <text:p text:style-name="P5">Liberale Parteien bis 32 keine Rolle mehr in der Regierung</text:p>
      <text:p text:style-name="P6">USPD → Linker Flügel →<text:span text:style-name="T2"> KPD als nachfolger</text:span></text:p>
      <text:p text:style-name="P7">NSDAP → <text:span text:style-name="T4">Dolchstoß</text:span>legende → Rechts ausen</text:p>
      <text:p text:style-name="P8">Ermordung des <text:span text:style-name="T4">Zentrumspolitikers</text:span> durch die NSDAP <text:span text:style-name="T3">(Freikorps)</text:span></text:p>
      <text:p text:style-name="P11">Antidemokratische Parteien gewinnen Stimme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1-11T09:59:23.639000000</dc:date>
    <meta:editing-duration>PT23M37S</meta:editing-duration>
    <meta:editing-cycles>18</meta:editing-cycles>
    <meta:document-statistic meta:table-count="0" meta:image-count="0" meta:object-count="0" meta:page-count="1" meta:paragraph-count="14" meta:word-count="75" meta:character-count="521" meta:non-whitespace-character-count="459"/>
  </office:meta>
</office:document-meta>
</file>